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ba122" officeooo:paragraph-rsid="000ba122"/>
    </style:style>
    <style:style style:name="P2" style:family="paragraph" style:parent-style-name="Standard">
      <style:text-properties officeooo:paragraph-rsid="000d4181"/>
    </style:style>
    <style:style style:name="P3" style:family="paragraph" style:parent-style-name="Standard">
      <style:text-properties officeooo:rsid="000f7914" officeooo:paragraph-rsid="001416ff"/>
    </style:style>
    <style:style style:name="P4" style:family="paragraph" style:parent-style-name="Standard">
      <style:text-properties officeooo:rsid="0011bcba" officeooo:paragraph-rsid="001416ff"/>
    </style:style>
    <style:style style:name="P5" style:family="paragraph" style:parent-style-name="Standard">
      <style:paragraph-properties fo:line-height="150%"/>
    </style:style>
    <style:style style:name="P6" style:family="paragraph" style:parent-style-name="Standard">
      <style:text-properties officeooo:paragraph-rsid="001416ff"/>
    </style:style>
    <style:style style:name="P7" style:family="paragraph" style:parent-style-name="Standard">
      <style:text-properties officeooo:rsid="0017a575" officeooo:paragraph-rsid="0017a575"/>
    </style:style>
    <style:style style:name="P8" style:family="paragraph" style:parent-style-name="Standard">
      <style:text-properties officeooo:paragraph-rsid="001935c1"/>
    </style:style>
    <style:style style:name="T1" style:family="text">
      <style:text-properties officeooo:rsid="000f7914"/>
    </style:style>
    <style:style style:name="T2" style:family="text">
      <style:text-properties officeooo:rsid="0011bcba"/>
    </style:style>
    <style:style style:name="T3" style:family="text">
      <style:text-properties officeooo:rsid="0014db92"/>
    </style:style>
    <style:style style:name="T4" style:family="text">
      <style:text-properties fo:font-weight="bold" officeooo:rsid="001628a6" style:font-weight-asian="bold" style:font-weight-complex="bold"/>
    </style:style>
    <style:style style:name="T5" style:family="text">
      <style:text-properties fo:font-weight="normal" officeooo:rsid="001628a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p>
      <text:p text:style-name="P1"><text:span text:style-name="T2">Parareal in time algorithm</text:span> <text:span text:style-name="T1">for</text:span> optimal control with PDE constraints</text:p>
      <text:p text:style-name="P1"/>
      <text:p text:style-name="P1"/>
      <text:p text:style-name="P1">Description:</text:p>
      <text:p text:style-name="P1"/>
      <text:p text:style-name="P8"><text:span text:style-name="T3">In optimal control with PDE constraints, we want to optimize a functional F(y(u),u) with respect to a control u and the solution to our PDE y, that depends on the control u. This problem arises in many applications such as </text:span>variational data assimilation, sensitivity analysis, goal-based error estimation <text:span text:style-name="T3">and more(www.dolfin-adjoint.org).</text:span></text:p>
      <text:p text:style-name="P2"/>
      <text:p text:style-name="P4">To minimize the functional one needs to find its gradient. Evaluating the gradient at a given control, requires solving the state equation forward in time and then the adjoint equation backwards in time. One way of parallelizing this procedure, is to partition the time interval, and then solve the equation independently on each interval. Since the equations evolve in time, the solution on each time interval depend on <text:span text:style-name="T3">the previous time intervals.</text:span> It is necessary to enforce this dependence in our parallel machinery. The penalty approach achieves this, by adding penalty terms to our original functional, that enforces continuity between the time intervals. We then minimize the penalized functional multiple times, increasing the penalty for non-continuity <text:span text:style-name="T3">for </text:span>each iteration.</text:p>
      <text:p text:style-name="P3"/>
      <text:p text:style-name="P7">This Msc project aims at implementing an efficient parallelization of the functional gradient evaluation, using the penalty approach. The implementation will be done in a dolfin-adjoint setting, and we want to test the algorithm on a real problem. <text:s/></text:p>
      <text:p text:style-name="P3"/>
      <text:p text:style-name="P6"><text:span text:style-name="T2"><text:s text:c="5"/>T</text:span>itle: </text:p>
      <text:p text:style-name="P5">Simulating sleep via multiple-network poroelasticity</text:p>
      <text:p text:style-name="Standard"/>
      <text:p text:style-name="Standard">Description:</text:p>
      <text:p text:style-name="P5">Why do we sleep? As every species with a brain sleeps, sleep must</text:p>
      <text:p text:style-name="Standard">serve some essential purpose. However, the exact purpose and the</text:p>
      <text:p text:style-name="Standard">underlying mechanisms of sleep remain a controversial conundrum.  A</text:p>
      <text:p text:style-name="Standard">new hypothesis was suggested by Xie et al. in 2013, namely that sleep</text:p>
      <text:p text:style-name="Standard">serves a critical role in clearing solutes such as metabolic waste</text:p>
      <text:p text:style-name="Standard">from the brain. In addition to its association with sleep, the</text:p>
      <text:p text:style-name="Standard">aggregation of solutes in the brain has been linked to a number of</text:p>
      <text:p text:style-name="Standard">neurodegenerative diseases such as Alzheimer’s and Parkinson’s</text:p>
      <text:p text:style-name="Standard">disease.</text:p>
      <text:p text:style-name="Standard"/>
      <text:p text:style-name="Standard">The clearance of metabolic waste from the brain is driven by blood and</text:p>
      <text:p text:style-name="Standard">tissue fluid flow through the brain tissue. This process is naturally</text:p>
      <text:p text:style-name="Standard">modelled via flow and transport equations through a porous,</text:p>
      <text:p text:style-name="Standard">poroelastic or viscoelastic medium; that is, via partial differential</text:p>
      <text:p text:style-name="Standard">equations such as Darcy's or Biot's equations.</text:p>
      <text:p text:style-name="Standard"/>
      <text:p text:style-name="Standard">This MSc project aims at numerical simulating the flow of interstitial</text:p>
      <text:p text:style-name="Standard">fluid through the brain parenchyma driven by the cerebral arterial</text:p>
      <text:p text:style-name="Standard">pulsation. The mathematical modelling will be based on</text:p>
      <text:p text:style-name="Standard">multiple-network poroelastic theory (MPET). The "sleeping brain" will</text:p>
      <text:p text:style-name="Standard"><text:soft-page-break/>be modelled via variations in the porosity of the tissue and be</text:p>
      <text:p text:style-name="Standard">compared to the awake state. The FEniCS Project software</text:p>
      <text:p text:style-name="Standard">(<text:a xlink:type="simple" xlink:href="http://www.fenicsproject.org/" office:target-frame-name="_blank" xlink:show="new" text:style-name="Internet_20_link" text:visited-style-name="Visited_20_Internet_20_Link">www.fenicsproject.org</text:a>) will be used as a computational bas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Thune</meta:initial-creator>
    <meta:creation-date>2016-04-28T14:28:56.263909734</meta:creation-date>
    <dc:date>2016-05-11T13:28:14.405014788</dc:date>
    <meta:editing-duration>PT1H27M56S</meta:editing-duration>
    <meta:editing-cycles>5</meta:editing-cycles>
    <meta:generator>LibreOffice/4.3.7.2$Linux_X86_64 LibreOffice_project/430$Build-2</meta:generator>
    <dc:creator>Andreas Thune</dc:creator>
    <meta:document-statistic meta:table-count="0" meta:image-count="0" meta:object-count="0" meta:page-count="2" meta:paragraph-count="30" meta:word-count="429" meta:character-count="2808" meta:non-whitespace-character-count="2400"/>
  </office:meta>
</office:document-meta>
</file>